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Право в системе соц.регулирования</text:title></text:p>
      <text:p text:style-name="OrgTitle"/>
      <text:p text:style-name="OrgSubtitle"><text:initial-creator>Кормышев ИСиП-401</text:initial-creator></text:p>
      <text:p text:style-name="OrgSubtitle"/>
      <text:p text:style-name="OrgSubtitle">19.10.2024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Contents_20_1"><text:a xlink:type="simple" xlink:href="#org838536f">1. Определения</text:a></text:p>
          <text:p text:style-name="Contents_20_2"><text:a xlink:type="simple" xlink:href="#org0b85c77">1.1. Государство как политическая организация общества:</text:a></text:p>
          <text:p text:style-name="Contents_20_2"><text:a xlink:type="simple" xlink:href="#org53db123">1.2. Признаки Государства</text:a></text:p>
          <text:p text:style-name="Contents_20_1"><text:a xlink:type="simple" xlink:href="#org2c06a3f">2. Право</text:a></text:p>
          <text:p text:style-name="Contents_20_2"><text:a xlink:type="simple" xlink:href="#orgba2e48a">2.1. Определения</text:a></text:p>
          <text:p text:style-name="Contents_20_2"><text:a xlink:type="simple" xlink:href="#org40b4c6a">2.2. Признаки права</text:a></text:p>
          <text:p text:style-name="Contents_20_2"><text:a xlink:type="simple" xlink:href="#orga4fe738">2.3. Принципы права</text:a></text:p>
          <text:p text:style-name="Contents_20_2"><text:a xlink:type="simple" xlink:href="#org32c95ef">2.4. Функции права</text:a></text:p>
          <text:p text:style-name="Contents_20_1"><text:a xlink:type="simple" xlink:href="#org45d19f6">3. Отрасли права</text:a></text:p>
          <text:p text:style-name="Contents_20_2"><text:a xlink:type="simple" xlink:href="#org39eabe0">3.1. Основные отрасли права в РФ</text:a></text:p>
          <text:p text:style-name="Contents_20_1"><text:a xlink:type="simple" xlink:href="#org09bed01">4. Социальные нормы</text:a></text:p>
          <text:p text:style-name="Contents_20_2"><text:a xlink:type="simple" xlink:href="#org7ad5eab">4.1. Признаки социальных норм</text:a></text:p>
          <text:p text:style-name="Contents_20_2"><text:a xlink:type="simple" xlink:href="#org6c5c878">4.2. Виды социальных норм</text:a></text:p>
          <text:p text:style-name="Contents_20_1"><text:a xlink:type="simple" xlink:href="#orga3f2ad6">5. Отличие норм права и норм морали</text:a></text:p>
        </text:index-body>
      </text:table-of-content>
      <text:h text:style-name="Heading_20_1" text:outline-level="1" text:is-list-header="false">
<text:bookmark-start text:name="OrgXref.org838536f"/>
<text:bookmark text:name="org838536f"/>Определения
<text:bookmark-end text:name="OrgXref.org838536f"/></text:h>
      <text:p text:style-name="Text_20_body"><text:span text:style-name="Bold">Юриспруденция</text:span> — это комплексная наука, изучающая сущностные свойства государства и права, а также правовые явления общественной жизни.
</text:p>
      <text:p text:style-name="Text_20_body"><text:span text:style-name="Bold">Государство</text:span> — политическая форма устройства общества на определённой территории, суверенная форма публичной власти.  Она обладает аппаратом управления и принуждения, которому подчиняется всё население страны.
</text:p>
      <text:h text:style-name="Heading_20_2" text:outline-level="2" text:is-list-header="false">
<text:bookmark-start text:name="OrgXref.org0b85c77"/>
<text:bookmark text:name="org0b85c77"/>Государство как политическая организация общества:
<text:bookmark-end text:name="OrgXref.org0b85c77"/></text:h>
      <text:list text:style-name="OrgBulletedList" text:continue-numbering="false">
        <text:list-item>
          <text:p text:style-name="Text_20_body">обеспечивающая его единство и целостность;
</text:p>
        </text:list-item>
        <text:list-item>
          <text:p text:style-name="Text_20_body">осуществляющая посредством государственного механизма управление делами общества;
</text:p>
        </text:list-item>
        <text:list-item>
          <text:p text:style-name="Text_20_body">обладающая суверенной публичной властью;
</text:p>
        </text:list-item>
        <text:list-item>
          <text:p text:style-name="Text_20_body">придающая праву общеобязательное значение;
</text:p>
        </text:list-item>
        <text:list-item>
          <text:p text:style-name="Text_20_body">гарантирующая права, свободы граждан, законность и правопорядок.
</text:p>
        </text:list-item>
      </text:list>
      <text:h text:style-name="Heading_20_2" text:outline-level="2" text:is-list-header="false">
<text:bookmark-start text:name="OrgXref.org53db123"/>
<text:bookmark text:name="org53db123"/>Признаки Государства
<text:bookmark-end text:name="OrgXref.org53db123"/></text:h>
      <text:list text:style-name="OrgBulletedList" text:continue-numbering="false">
        <text:list-item>
          <text:p text:style-name="Text_20_body">наличие публичной политической власти, располагающей специальным аппаратом управления и принуждения;
</text:p>
        </text:list-item>
        <text:list-item>
          <text:p text:style-name="Text_20_body">территориальную организацию населения;
</text:p>
        </text:list-item>
        <text:list-item>
          <text:p text:style-name="Text_20_body">государственный суверенитет;
</text:p>
        </text:list-item>
        <text:list-item>
          <text:p text:style-name="Text_20_body">всеобъемлющий, общеобязательный характер актов государства;
</text:p>
        </text:list-item>
        <text:list-item>
          <text:p text:style-name="Text_20_body">наличие государственной казны.
</text:p>
        </text:list-item>
      </text:list>
      <text:h text:style-name="Heading_20_1" text:outline-level="1" text:is-list-header="false">
<text:bookmark-start text:name="OrgXref.org2c06a3f"/>
<text:bookmark text:name="org2c06a3f"/>Право
<text:bookmark-end text:name="OrgXref.org2c06a3f"/></text:h>
      <text:h text:style-name="Heading_20_2" text:outline-level="2" text:is-list-header="false">
<text:bookmark-start text:name="OrgXref.orgba2e48a"/>
<text:bookmark text:name="orgba2e48a"/>Определения
<text:bookmark-end text:name="OrgXref.orgba2e48a"/></text:h>
      <text:p text:style-name="Text_20_body"><text:span text:style-name="Bold">Право</text:span> — это система общеобязательных правил поведения, которые установлены в обществе, связаны с государством и находят своё закрепление в специальных источниках, например нормативных правовых актах.
</text:p>
      <text:p text:style-name="Text_20_body"><text:span text:style-name="Bold">Право</text:span> – это система общеобязательных, формально-определенных, гарантированных государством и реализуемых в определенном порядке норм, отражающий уровень свободы общества и выступает регулятором общественных отношений.
</text:p>
      <text:h text:style-name="Heading_20_2" text:outline-level="2" text:is-list-header="false">
<text:bookmark-start text:name="OrgXref.org40b4c6a"/>
<text:bookmark text:name="org40b4c6a"/>Признаки права
<text:bookmark-end text:name="OrgXref.org40b4c6a"/></text:h>
      <text:list text:style-name="OrgNumberedList" text:continue-numbering="false">
        <text:list-item>
          <text:p text:style-name="Text_20_body">Нормативность особого рода. Право – это нормы. Высшая нормативность. У права одинаковое требование.
</text:p>
        </text:list-item>
        <text:list-item>
          <text:p text:style-name="Text_20_body">Системность. Состоит из элементов и каждый элемент выполняет определенную функцию и без этих элементов функционировать не будет.
</text:p>
        </text:list-item>
        <text:list-item>
          <text:p text:style-name="Text_20_body">Общеобязательность. Общеобязательность означает, что нормы права обязательны для исполнений теми, кому они обращены, независимо от субъективного к ним отношения.
</text:p>
        </text:list-item>
        <text:list-item>
          <text:p text:style-name="Text_20_body">Формальная определенность. Нормы права точны и определенны.
</text:p>
        </text:list-item>
        <text:list-item>
          <text:p text:style-name="Text_20_body">Гарантированность государством. Нормы права гарантированы государством. Государственная принудительность.
</text:p>
        </text:list-item>
        <text:list-item>
          <text:p text:style-name="Text_20_body">Процессуальный порядок реализации. Право носит определенный характер. Реализуется в строго определенном порядке.
</text:p>
        </text:list-item>
      </text:list>
      <text:h text:style-name="Heading_20_2" text:outline-level="2" text:is-list-header="false">
<text:bookmark-start text:name="OrgXref.orga4fe738"/>
<text:bookmark text:name="orga4fe738"/>Принципы права
<text:bookmark-end text:name="OrgXref.orga4fe738"/></text:h>
      <text:list text:style-name="OrgNumberedList" text:continue-numbering="false">
        <text:list-item>
          <text:p text:style-name="Text_20_body">Общесоциальные
</text:p>
        </text:list-item>
        <text:list-item>
          <text:p text:style-name="Text_20_body">Политические - Это принципы характерные для сферы политики.
</text:p>
        </text:list-item>
        <text:list-item>
          <text:p text:style-name="Text_20_body">Юридические - Делятся на: Отраслевые (характерны для одной отдельной отрасли), диспозитивности, межотраслевые (принцип состязательности),
</text:p>
        </text:list-item>
        <text:list-item>
          <text:p text:style-name="Text_20_body">общеправовые:
</text:p>
          <text:list text:style-name="OrgNumberedList" text:continue-numbering="true">
            <text:list-item>
              <text:p text:style-name="Text_20_body">Принцип гуманизма
</text:p>
            </text:list-item>
            <text:list-item>
              <text:p text:style-name="Text_20_body">Принцип справедливости
</text:p>
            </text:list-item>
            <text:list-item>
              <text:p text:style-name="Text_20_body">Принцип законности Вся его деятельность установлена законом
</text:p>
            </text:list-item>
            <text:list-item>
              <text:p text:style-name="Text_20_body">Единство прав и обязанностей При нарушении права, виновный привлекается к ответственности. Невиновного нельзя привлекать к ответственности.
</text:p>
            </text:list-item>
            <text:list-item>
              <text:p text:style-name="Text_20_body">Принцип неотвратимости наказания
</text:p>
            </text:list-item>
            <text:list-item>
              <text:p text:style-name="Text_20_body">Принцип равноправия - одинаковый масштаб, но к неодинаковым людям.
</text:p>
            </text:list-item>
            <text:list-item>
              <text:p text:style-name="Text_20_body">Принцип правосудия - судебные органы.
</text:p>
            </text:list-item>
          </text:list>
        </text:list-item>
      </text:list>
      <text:h text:style-name="Heading_20_2" text:outline-level="2" text:is-list-header="false">
<text:bookmark-start text:name="OrgXref.org32c95ef"/>
<text:bookmark text:name="org32c95ef"/>Функции права
<text:bookmark-end text:name="OrgXref.org32c95ef"/></text:h>
      <text:list text:style-name="OrgNumberedList" text:continue-numbering="false">
        <text:list-item>
          <text:p text:style-name="Text_20_body">Общесоциальные
</text:p>
          <text:list text:style-name="OrgNumberedList" text:continue-numbering="true">
            <text:list-item>
              <text:p text:style-name="Text_20_body">Ценностно-ориентационная - благодаря праву, человек сориентирован в любой жизненной ситуации
</text:p>
            </text:list-item>
            <text:list-item>
              <text:p text:style-name="Text_20_body">Воспитательная - благодаря праву, человек воспитывается
</text:p>
            </text:list-item>
          </text:list>
        </text:list-item>
        <text:list-item>
          <text:p text:style-name="Text_20_body">Юридические
</text:p>
          <text:list text:style-name="OrgNumberedList" text:continue-numbering="true">
            <text:list-item>
              <text:p text:style-name="Text_20_body">Регулятивная - Право существует для того, чтобы регулировать.
</text:p>
            </text:list-item>
            <text:list-item>
              <text:p text:style-name="Text_20_body">Статическая - Закрепление существующих отношений без изменений на долгое время. Обеспечивается с помощью запретов
</text:p>
            </text:list-item>
            <text:list-item>
              <text:p text:style-name="Text_20_body">Динамическая - Обеспечивается с помощью обязанностей
</text:p>
            </text:list-item>
            <text:list-item>
              <text:p text:style-name="Text_20_body">Охранительная функция - Содержат меры государственного принуждения за совершение противоправных деяний
</text:p>
            </text:list-item>
          </text:list>
        </text:list-item>
      </text:list>
      <text:h text:style-name="Heading_20_1" text:outline-level="1" text:is-list-header="false">
<text:bookmark-start text:name="OrgXref.org45d19f6"/>
<text:bookmark text:name="org45d19f6"/>Отрасли права
<text:bookmark-end text:name="OrgXref.org45d19f6"/></text:h>
      <text:p text:style-name="Text_20_body"><text:span text:style-name="Bold">Отрасль права</text:span> — совокупность правовых институтов и норм, регулирующих определённую сферу однородных общественных отношений
</text:p>
      <text:h text:style-name="Heading_20_2" text:outline-level="2" text:is-list-header="false">
<text:bookmark-start text:name="OrgXref.org39eabe0"/>
<text:bookmark text:name="org39eabe0"/>Основные отрасли права в РФ
<text:bookmark-end text:name="OrgXref.org39eabe0"/></text:h>
      <text:list text:style-name="OrgNumberedList" text:continue-numbering="false">
        <text:list-item>
          <text:p text:style-name="Text_20_body">Конституционное - правовое положение личности и устройство государства
</text:p>
        </text:list-item>
        <text:list-item>
          <text:p text:style-name="Text_20_body">Гражданское - имущественные и связанные с ними личные неимущественные отношения
</text:p>
        </text:list-item>
        <text:list-item>
          <text:p text:style-name="Text_20_body">Уголовное - борьба с преступностью
</text:p>
        </text:list-item>
        <text:list-item>
          <text:p text:style-name="Text_20_body">Административное - общественный порядок
</text:p>
        </text:list-item>
        <text:list-item>
          <text:p text:style-name="Text_20_body">Трудовое - наемный труды
</text:p>
        </text:list-item>
        <text:list-item>
          <text:p text:style-name="Text_20_body">Семейное - отношения между супругами, родителями и детьми
</text:p>
        </text:list-item>
      </text:list>
      <text:h text:style-name="Heading_20_1" text:outline-level="1" text:is-list-header="false">
<text:bookmark-start text:name="OrgXref.org09bed01"/>
<text:bookmark text:name="org09bed01"/>Социальные нормы
<text:bookmark-end text:name="OrgXref.org09bed01"/></text:h>
      <text:p text:style-name="Text_20_body"><text:span text:style-name="Bold">Социальные нормы</text:span> – общие правила поведения, регулирующие отношения между людьми и их объединениями.
</text:p>
      <text:h text:style-name="Heading_20_2" text:outline-level="2" text:is-list-header="false">
<text:bookmark-start text:name="OrgXref.org7ad5eab"/>
<text:bookmark text:name="org7ad5eab"/>Признаки социальных норм
<text:bookmark-end text:name="OrgXref.org7ad5eab"/></text:h>
      <text:list text:style-name="OrgBulletedList" text:continue-numbering="false">
        <text:list-item>
          <text:p text:style-name="Text_20_body">регулируют общественные отношения;
</text:p>
        </text:list-item>
        <text:list-item>
          <text:p text:style-name="Text_20_body">являются общими правилами поведения;
</text:p>
        </text:list-item>
        <text:list-item>
          <text:p text:style-name="Text_20_body">носят общий характер;
</text:p>
        </text:list-item>
        <text:list-item>
          <text:p text:style-name="Text_20_body">возникают в процессе волевой, сознательной деятельности людей;
</text:p>
        </text:list-item>
        <text:list-item>
          <text:p text:style-name="Text_20_body">реализация обеспечивается особыми средствами воздействия, вырабатываемыми обществом в процессе исторического развития либо устанавливаемыми государством.
</text:p>
        </text:list-item>
      </text:list>
      <text:h text:style-name="Heading_20_2" text:outline-level="2" text:is-list-header="false">
<text:bookmark-start text:name="OrgXref.org6c5c878"/>
<text:bookmark text:name="org6c5c878"/>Виды социальных норм
<text:bookmark-end text:name="OrgXref.org6c5c878"/></text:h>
      <text:list text:style-name="OrgNumberedList" text:continue-numbering="false">
        <text:list-item>
          <text:p text:style-name="Text_20_body">нормы обычаев – сложившиеся в процессе исторического развития общества правила поведения, соблюдаемые людьми в силу привычки
</text:p>
        </text:list-item>
        <text:list-item>
          <text:p text:style-name="Text_20_body">нормы традиций – правила поведения, закрепляющие процедуру проведения значительных, знаменательных событий в жизни людей, общества, государства;
</text:p>
        </text:list-item>
        <text:list-item>
          <text:p text:style-name="Text_20_body">нормы морали – правила поведения, устанавливаемые в обществе в соответствии с нравственными представлениями о справедливости и несправедливости, о добре и зле, чести, достоинстве;
</text:p>
        </text:list-item>
        <text:list-item>
          <text:p text:style-name="Text_20_body">нормы общественных организаций (корпоративные нормы) – правила поведения, устанавливаемые общественными организациями для регулирования своей деятельности и охраняемые с помощью мер общественного воздействия, предусмотренных уставами этих организаций;
</text:p>
        </text:list-item>
        <text:list-item>
          <text:p text:style-name="Text_20_body">нормы ритуалов – правила поведения людей при совершении определенных обрядов;
</text:p>
        </text:list-item>
        <text:list-item>
          <text:p text:style-name="Text_20_body">религиозные нормы – правила поведения, регулирующие отношения верующих к богу, церкви, организацию и функционирование религиозных объединений;
</text:p>
        </text:list-item>
        <text:list-item>
          <text:p text:style-name="Text_20_body">норма права – правила поведения, которые устанавливаются и охраняются от нарушений государством.
</text:p>
        </text:list-item>
      </text:list>
      <text:h text:style-name="Heading_20_1" text:outline-level="1" text:is-list-header="false">
<text:bookmark-start text:name="OrgXref.orga3f2ad6"/>
<text:bookmark text:name="orga3f2ad6"/>Отличие норм права и норм морали
<text:bookmark-end text:name="OrgXref.orga3f2ad6"/></text:h>
      <text:list text:style-name="OrgNumberedList" text:continue-numbering="false">
        <text:list-item>
          <text:p text:style-name="Text_20_body">По способам установления:
</text:p>
          <text:list text:style-name="OrgBulletedList" text:continue-numbering="true">
            <text:list-item>
              <text:p text:style-name="Text_20_body">нормы права создаются либо санкционируются государством;
</text:p>
            </text:list-item>
            <text:list-item>
              <text:p text:style-name="Text_20_body">нормы морали создаются всем обществом.
</text:p>
            </text:list-item>
          </text:list>
        </text:list-item>
        <text:list-item>
          <text:p text:style-name="Text_20_body">По источнику (форме выражения):
</text:p>
          <text:list text:style-name="OrgBulletedList" text:continue-numbering="true">
            <text:list-item>
              <text:p text:style-name="Text_20_body">нормы права закреплены в специальных юридических актах государства;
</text:p>
            </text:list-item>
            <text:list-item>
              <text:p text:style-name="Text_20_body">нормы морали – неписаные заповеди.
</text:p>
            </text:list-item>
          </text:list>
        </text:list-item>
        <text:list-item>
          <text:p text:style-name="Text_20_body">По методам обеспечения (соблюдения):
</text:p>
          <text:list text:style-name="OrgBulletedList" text:continue-numbering="true">
            <text:list-item>
              <text:p text:style-name="Text_20_body">право обеспечивается принудительной силой государства;
</text:p>
            </text:list-item>
            <text:list-item>
              <text:p text:style-name="Text_20_body">мораль опирается на авторитет общественного мнения.
</text:p>
            </text:list-item>
          </text:list>
        </text:list-item>
        <text:list-item>
          <text:p text:style-name="Text_20_body">По характеру и способам воздействия на поведение людей.
</text:p>
        </text:list-item>
        <text:list-item>
          <text:p text:style-name="Text_20_body">Право регулирует взаимоотношения между субъектами с точки зрения их юридических прав и обязанностей, правомерного / неправомерного; мораль с точки зрения добра и зла, справедливости / несправедливости и т.п.
</text:p>
        </text:list-item>
        <text:list-item>
          <text:p text:style-name="Text_20_body">По уровню предъявляемых к поведению человека требований.
</text:p>
        </text:list-item>
        <text:list-item>
          <text:p text:style-name="Text_20_body">Уровень требований выше у морали.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Кормышев ИСиП-401</dc:creator>
    <meta:initial-creator>Кормышев ИСиП-401</meta:initial-creator>
    <dc:date>2024-11-01T19:01:30</dc:date>
    <meta:creation-date>2024-11-01T19:01:30</meta:creation-date>
    <meta:generator>Emacs 29.4 (Org mode 9.8-pre)</meta:generator>
    <meta:keyword/>
    <dc:subject/>
    <dc:title>Право в системе соц.регулирования</dc:title>
  </office:meta>
</office:document-meta>
</file>